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7.98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3.891cm"/>
    </style:style>
    <style:style style:name="co7" style:family="table-column">
      <style:table-column-properties fo:break-before="auto" style:column-width="4.172cm"/>
    </style:style>
    <style:style style:name="co8" style:family="table-column">
      <style:table-column-properties fo:break-before="auto" style:column-width="3.695cm"/>
    </style:style>
    <style:style style:name="co9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4.089cm"/>
    </style:style>
    <style:style style:name="co11" style:family="table-column">
      <style:table-column-properties fo:break-before="auto" style:column-width="1.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3.724cm"/>
    </style:style>
    <style:style style:name="co15" style:family="table-column">
      <style:table-column-properties fo:break-before="auto" style:column-width="3.641cm"/>
    </style:style>
    <style:style style:name="co16" style:family="table-column">
      <style:table-column-properties fo:break-before="auto" style:column-width="5.657cm"/>
    </style:style>
    <style:style style:name="co18" style:family="table-column">
      <style:table-column-properties fo:break-before="auto" style:column-width="5.6cm"/>
    </style:style>
    <style:style style:name="co19" style:family="table-column">
      <style:table-column-properties fo:break-before="auto" style:column-width="5.011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4.263cm" fo:break-before="auto" style:use-optimal-row-height="true"/>
    </style:style>
    <style:style style:name="ro12" style:family="table-row">
      <style:table-row-properties style:row-height="1.796cm" fo:break-before="auto" style:use-optimal-row-height="true"/>
    </style:style>
    <style:style style:name="ro13" style:family="table-row">
      <style:table-row-properties style:row-height="1.362cm" fo:break-before="auto" style:use-optimal-row-height="true"/>
    </style:style>
    <style:style style:name="ro14" style:family="table-row">
      <style:table-row-properties style:row-height="3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3.096cm" fo:break-before="auto" style:use-optimal-row-height="true"/>
    </style:style>
    <style:style style:name="ro18" style:family="table-row">
      <style:table-row-properties style:row-height="3.53cm" fo:break-before="auto" style:use-optimal-row-height="true"/>
    </style:style>
    <style:style style:name="ro19" style:family="table-row">
      <style:table-row-properties style:row-height="2.663cm" fo:break-before="auto" style:use-optimal-row-height="true"/>
    </style:style>
    <style:style style:name="ta2" style:family="table" style:master-page-name="PageStyle_5f_Upgrades">
      <style:table-properties table:display="true" style:writing-mode="lr-tb"/>
    </style:style>
    <style:style style:name="ta3" style:family="table" style:master-page-name="PageStyle_5f_Promotions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New_20_Units">
      <style:table-properties table:display="true" style:writing-mode="lr-tb"/>
    </style:style>
    <number:percentage-style style:name="N8010" number:language="en" number:country="NZ">
      <number:number number:decimal-places="0" number:min-integer-digits="1"/>
      <number:text>%</number:text>
    </number:percentage-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fcc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ffcc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2" style:family="table-cell" style:parent-style-name="Excel_20_Built-in_20_Normal">
      <style:table-cell-properties fo:background-color="#ffcc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Excel_20_Built-in_20_Normal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Excel_20_Built-in_20_Normal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Excel_20_Built-in_20_Normal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801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Excel_20_Built-in_20_Normal">
      <style:table-cell-properties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ackground-color="#cc99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0" style:family="table-cell" style:parent-style-name="Excel_20_Built-in_20_Normal">
      <style:table-cell-properties fo:background-color="#cc99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Arial" style:font-name-complex="Arial"/>
    </style:style>
    <style:style style:name="ce42" style:family="table-cell" style:parent-style-name="Excel_20_Built-in_20_Normal">
      <style:table-cell-properties fo:background-color="#99cc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ff99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cc99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Excel_20_Built-in_20_Normal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Excel_20_Built-in_20_Normal">
      <style:table-cell-properties fo:background-color="#99cc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3" style:family="table-cell" style:parent-style-name="Excel_20_Built-in_20_Normal">
      <style:table-cell-properties fo:background-color="#ff99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T1" style:family="text">
      <style:text-properties fo:color="#3333ff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" style:family="text">
      <style:text-properties fo:color="#ff0000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 Units" table:style-name="ta5" table:print="false">
        <office:forms form:automatic-focus="false" form:apply-design-mode="false"/>
        <table:table-column table:style-name="co18" table:number-columns-repeated="10" table:default-cell-style-name="ce2"/>
        <table:table-column table:style-name="co19" table:number-columns-repeated="11" table:default-cell-style-name="ce2"/>
        <table:table-column table:style-name="co3" table:number-columns-repeated="1003" table:default-cell-style-name="ce2"/>
        <table:table-row table:style-name="ro9">
          <table:table-cell table:style-name="ce7" office:value-type="string">
            <text:p>Unit strength increases +15% per tier for <text:span text:style-name="T1">main units</text:span><text:span text:style-name="T2">. </text:span><text:span text:style-name="T3">Mounted units</text:span><text:span text:style-name="T2"> are 5% weaker </text:span><text:span text:style-name="T2">than the strongest units in the </text:span><text:span text:style-name="T2">tier.</text:span>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2">
          <table:table-cell table:style-name="ce7"/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7"/>
          <table:table-cell table:style-name="ce3"/>
          <table:table-cell table:style-name="ce3" office:value-type="string">
            <text:p>Percent Cost Inc per 15%</text:p>
          </table:table-cell>
          <table:table-cell table:style-name="ce32" office:value-type="percentage" office:value="0.33">
            <text:p>33%</text:p>
          </table:table-cell>
          <table:table-cell table:style-name="ce3"/>
          <table:table-cell table:style-name="ce3" office:value-type="float" office:value="33">
            <text:p>33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 table:style-name="ce7"/>
          <table:table-cell table:style-name="ce3"/>
          <table:table-cell table:style-name="ce3" office:value-type="string">
            <text:p>Strength Increment</text:p>
          </table:table-cell>
          <table:table-cell table:style-name="ce32" office:value-type="percentage" office:value="0.05">
            <text:p>5%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7"/>
          <table:table-cell table:style-name="ce3"/>
          <table:table-cell table:style-name="ce3" table:formula="of:=&quot;Percent Cost Inc per &quot;&amp;([.D5]*100)&amp;&quot;%&quot;" office:value-type="string" office:string-value="Percent Cost Inc per 5%">
            <text:p>Percent Cost Inc per 5%</text:p>
          </table:table-cell>
          <table:table-cell table:style-name="ce33" table:formula="of:=[.D4]/(3)" office:value-type="percentage" office:value="0.11">
            <text:p>11.0%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7"/>
          <table:table-cell table:style-name="ce3" table:number-columns-repeated="2"/>
          <table:table-cell table:style-name="ce32"/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7"/>
          <table:table-cell table:style-name="ce3" table:number-columns-repeated="2"/>
          <table:table-cell table:style-name="ce32" office:value-type="string">
            <text:p>Strength</text:p>
          </table:table-cell>
          <table:table-cell table:style-name="ce3" office:value-type="string">
            <text:p>Rounded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0]/(1+[.$D$5])" office:value-type="float" office:value="74.6215396636628">
            <text:p>74.6215396637</text:p>
          </table:table-cell>
          <table:table-cell table:style-name="ce3" table:formula="of:=[.C10]/(1+[.$D$6])" office:value-type="float" office:value="32.0784501653275">
            <text:p>32.0784501653</text:p>
          </table:table-cell>
          <table:table-cell table:style-name="ce34" table:formula="of:=ROUND([.B9];0)" office:value-type="float" office:value="75">
            <text:p>75</text:p>
          </table:table-cell>
          <table:table-cell table:style-name="ce44" table:formula="of:=ROUND([.C9];0)" office:value-type="float" office:value="32">
            <text:p>32</text:p>
          </table:table-cell>
          <table:table-cell/>
          <table:table-cell table:style-name="ce3" table:number-columns-repeated="3"/>
          <table:table-cell table:number-columns-repeated="1015"/>
        </table:table-row>
        <table:table-row table:style-name="ro2">
          <table:table-cell table:style-name="ce7"/>
          <table:table-cell table:style-name="ce3" table:formula="of:=[.B11]/(1+[.$D$5])" office:value-type="float" office:value="78.3526166468459">
            <text:p>78.3526166468</text:p>
          </table:table-cell>
          <table:table-cell table:style-name="ce3" table:formula="of:=[.C11]/(1+[.$D$6])" office:value-type="float" office:value="35.6070796835135">
            <text:p>35.6070796835</text:p>
          </table:table-cell>
          <table:table-cell table:formula="of:=ROUND([.B10];0)" office:value-type="float" office:value="78">
            <text:p>78</text:p>
          </table:table-cell>
          <table:table-cell table:style-name="ce3" table:formula="of:=ROUND([.C10];0)" office:value-type="float" office:value="36">
            <text:p>36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2]/(1+[.$D$5])" office:value-type="float" office:value="82.2702474791882">
            <text:p>82.2702474792</text:p>
          </table:table-cell>
          <table:table-cell table:style-name="ce3" table:formula="of:=[.C12]/(1+[.$D$6])" office:value-type="float" office:value="39.5238584487">
            <text:p>39.5238584487</text:p>
          </table:table-cell>
          <table:table-cell table:style-name="ce24" table:formula="of:=ROUND([.B11];0)" office:value-type="float" office:value="82">
            <text:p>82</text:p>
          </table:table-cell>
          <table:table-cell table:style-name="ce19" table:formula="of:=ROUND([.C11];0)" office:value-type="float" office:value="40">
            <text:p>40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3]/(1+[.$D$5])" office:value-type="float" office:value="86.3837598531476">
            <text:p>86.3837598531</text:p>
          </table:table-cell>
          <table:table-cell table:style-name="ce3" table:formula="of:=[.C13]/(1+[.$D$6])" office:value-type="float" office:value="43.871482878057">
            <text:p>43.8714828781</text:p>
          </table:table-cell>
          <table:table-cell table:style-name="ce34" table:formula="of:=ROUND([.B12];0)" office:value-type="float" office:value="86">
            <text:p>86</text:p>
          </table:table-cell>
          <table:table-cell table:style-name="ce44" table:formula="of:=ROUND([.C12];0)" office:value-type="float" office:value="44">
            <text:p>44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4]/(1+[.$D$5])" office:value-type="float" office:value="90.702947845805">
            <text:p>90.7029478458</text:p>
          </table:table-cell>
          <table:table-cell table:style-name="ce3" table:formula="of:=[.C14]/(1+[.$D$6])" office:value-type="float" office:value="48.6973459946433">
            <text:p>48.6973459946</text:p>
          </table:table-cell>
          <table:table-cell table:style-name="ce24" table:formula="of:=ROUND([.B13];0)" office:value-type="float" office:value="91">
            <text:p>91</text:p>
          </table:table-cell>
          <table:table-cell table:style-name="ce19" table:formula="of:=ROUND([.C13];0)" office:value-type="float" office:value="49">
            <text:p>49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5]/(1+[.$D$5])" office:value-type="float" office:value="95.2380952380952">
            <text:p>95.2380952381</text:p>
          </table:table-cell>
          <table:table-cell table:style-name="ce3" table:formula="of:=[.C15]/(1+[.$D$6])" office:value-type="float" office:value="54.0540540540541">
            <text:p>54.0540540541</text:p>
          </table:table-cell>
          <table:table-cell table:formula="of:=ROUND([.B14];0)" office:value-type="float" office:value="95">
            <text:p>95</text:p>
          </table:table-cell>
          <table:table-cell table:style-name="ce3" table:formula="of:=ROUND([.C14];0)" office:value-type="float" office:value="54">
            <text:p>54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4" table:formula="of:=ROUND([.B15];0)" office:value-type="float" office:value="100">
            <text:p>100</text:p>
          </table:table-cell>
          <table:table-cell table:style-name="ce44" table:formula="of:=ROUND([.C15];0)" office:value-type="float" office:value="60">
            <text:p>60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5]*(1+[.$D$5])" office:value-type="float" office:value="105">
            <text:p>105</text:p>
          </table:table-cell>
          <table:table-cell table:style-name="ce3" table:formula="of:=[.C15]*(1+[.$D$6])" office:value-type="float" office:value="66.6">
            <text:p>66.6</text:p>
          </table:table-cell>
          <table:table-cell table:formula="of:=ROUND([.B16];0)" office:value-type="float" office:value="105">
            <text:p>105</text:p>
          </table:table-cell>
          <table:table-cell table:style-name="ce3" table:formula="of:=ROUND([.C16];0)" office:value-type="float" office:value="67">
            <text:p>67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6]*(1+[.$D$5])" office:value-type="float" office:value="110.25">
            <text:p>110.25</text:p>
          </table:table-cell>
          <table:table-cell table:style-name="ce3" table:formula="of:=[.C16]*(1+[.$D$6])" office:value-type="float" office:value="73.926">
            <text:p>73.926</text:p>
          </table:table-cell>
          <table:table-cell table:formula="of:=ROUND([.B17];0)" office:value-type="float" office:value="110">
            <text:p>110</text:p>
          </table:table-cell>
          <table:table-cell table:style-name="ce3" table:formula="of:=ROUND([.C17];0)" office:value-type="float" office:value="74">
            <text:p>74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7]*(1+[.$D$5])" office:value-type="float" office:value="115.7625">
            <text:p>115.7625</text:p>
          </table:table-cell>
          <table:table-cell table:style-name="ce3" table:formula="of:=[.C17]*(1+[.$D$6])" office:value-type="float" office:value="82.05786">
            <text:p>82.05786</text:p>
          </table:table-cell>
          <table:table-cell table:style-name="ce34" table:formula="of:=ROUND([.B18];0)" office:value-type="float" office:value="116">
            <text:p>116</text:p>
          </table:table-cell>
          <table:table-cell table:style-name="ce44" table:formula="of:=ROUND([.C18];0)" office:value-type="float" office:value="82">
            <text:p>82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8]*(1+[.$D$5])" office:value-type="float" office:value="121.550625">
            <text:p>121.550625</text:p>
          </table:table-cell>
          <table:table-cell table:style-name="ce3" table:formula="of:=[.C18]*(1+[.$D$6])" office:value-type="float" office:value="91.0842246">
            <text:p>91.0842246</text:p>
          </table:table-cell>
          <table:table-cell table:formula="of:=ROUND([.B19];0)" office:value-type="float" office:value="122">
            <text:p>122</text:p>
          </table:table-cell>
          <table:table-cell table:style-name="ce3" table:formula="of:=ROUND([.C19];0)" office:value-type="float" office:value="91">
            <text:p>91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19]*(1+[.$D$5])" office:value-type="float" office:value="127.62815625">
            <text:p>127.62815625</text:p>
          </table:table-cell>
          <table:table-cell table:style-name="ce3" table:formula="of:=[.C19]*(1+[.$D$6])" office:value-type="float" office:value="101.103489306">
            <text:p>101.103489306</text:p>
          </table:table-cell>
          <table:table-cell table:formula="of:=ROUND([.B20];0)" office:value-type="float" office:value="128">
            <text:p>128</text:p>
          </table:table-cell>
          <table:table-cell table:style-name="ce3" table:formula="of:=ROUND([.C20];0)" office:value-type="float" office:value="101">
            <text:p>101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0]*(1+[.$D$5])" office:value-type="float" office:value="134.0095640625">
            <text:p>134.0095640625</text:p>
          </table:table-cell>
          <table:table-cell table:style-name="ce3" table:formula="of:=[.C20]*(1+[.$D$6])" office:value-type="float" office:value="112.22487312966">
            <text:p>112.2248731297</text:p>
          </table:table-cell>
          <table:table-cell table:style-name="ce34" table:formula="of:=ROUND([.B21];0)" office:value-type="float" office:value="134">
            <text:p>134</text:p>
          </table:table-cell>
          <table:table-cell table:style-name="ce44" table:formula="of:=ROUND([.C21];0)" office:value-type="float" office:value="112">
            <text:p>112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1]*(1+[.$D$5])" office:value-type="float" office:value="140.710042265625">
            <text:p>140.7100422656</text:p>
          </table:table-cell>
          <table:table-cell table:style-name="ce3" table:formula="of:=[.C21]*(1+[.$D$6])" office:value-type="float" office:value="124.569609173923">
            <text:p>124.5696091739</text:p>
          </table:table-cell>
          <table:table-cell table:formula="of:=ROUND([.B22];0)" office:value-type="float" office:value="141">
            <text:p>141</text:p>
          </table:table-cell>
          <table:table-cell table:style-name="ce3" table:formula="of:=ROUND([.C22];0)" office:value-type="float" office:value="125">
            <text:p>125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2]*(1+[.$D$5])" office:value-type="float" office:value="147.745544378906">
            <text:p>147.7455443789</text:p>
          </table:table-cell>
          <table:table-cell table:style-name="ce3" table:formula="of:=[.C22]*(1+[.$D$6])" office:value-type="float" office:value="138.272266183054">
            <text:p>138.2722661831</text:p>
          </table:table-cell>
          <table:table-cell table:formula="of:=ROUND([.B23];0)" office:value-type="float" office:value="148">
            <text:p>148</text:p>
          </table:table-cell>
          <table:table-cell table:style-name="ce3" table:formula="of:=ROUND([.C23];0)" office:value-type="float" office:value="138">
            <text:p>138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3]*(1+[.$D$5])" office:value-type="float" office:value="155.132821597852">
            <text:p>155.1328215979</text:p>
          </table:table-cell>
          <table:table-cell table:style-name="ce3" table:formula="of:=[.C23]*(1+[.$D$6])" office:value-type="float" office:value="153.48221546319">
            <text:p>153.4822154632</text:p>
          </table:table-cell>
          <table:table-cell table:style-name="ce34" table:formula="of:=ROUND([.B24];0)" office:value-type="float" office:value="155">
            <text:p>155</text:p>
          </table:table-cell>
          <table:table-cell table:style-name="ce44" table:formula="of:=ROUND([.C24];0)" office:value-type="float" office:value="153">
            <text:p>153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4]*(1+[.$D$5])" office:value-type="float" office:value="162.889462677744">
            <text:p>162.8894626777</text:p>
          </table:table-cell>
          <table:table-cell table:style-name="ce3" table:formula="of:=[.C24]*(1+[.$D$6])" office:value-type="float" office:value="170.365259164141">
            <text:p>170.3652591641</text:p>
          </table:table-cell>
          <table:table-cell table:formula="of:=ROUND([.B25];0)" office:value-type="float" office:value="163">
            <text:p>163</text:p>
          </table:table-cell>
          <table:table-cell table:style-name="ce3" table:formula="of:=ROUND([.C25];0)" office:value-type="float" office:value="170">
            <text:p>170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5]*(1+[.$D$5])" office:value-type="float" office:value="171.033935811631">
            <text:p>171.0339358116</text:p>
          </table:table-cell>
          <table:table-cell table:style-name="ce3" table:formula="of:=[.C25]*(1+[.$D$6])" office:value-type="float" office:value="189.105437672197">
            <text:p>189.1054376722</text:p>
          </table:table-cell>
          <table:table-cell table:formula="of:=ROUND([.B26];0)" office:value-type="float" office:value="171">
            <text:p>171</text:p>
          </table:table-cell>
          <table:table-cell table:style-name="ce3" table:formula="of:=ROUND([.C26];0)" office:value-type="float" office:value="189">
            <text:p>189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6]*(1+[.$D$5])" office:value-type="float" office:value="179.585632602213">
            <text:p>179.5856326022</text:p>
          </table:table-cell>
          <table:table-cell table:style-name="ce3" table:formula="of:=[.C26]*(1+[.$D$6])" office:value-type="float" office:value="209.907035816138">
            <text:p>209.9070358161</text:p>
          </table:table-cell>
          <table:table-cell table:style-name="ce34" table:formula="of:=ROUND([.B27];0)" office:value-type="float" office:value="180">
            <text:p>180</text:p>
          </table:table-cell>
          <table:table-cell table:style-name="ce44" table:formula="of:=ROUND([.C27];0)" office:value-type="float" office:value="210">
            <text:p>210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7]*(1+[.$D$5])" office:value-type="float" office:value="188.564914232324">
            <text:p>188.5649142323</text:p>
          </table:table-cell>
          <table:table-cell table:style-name="ce3" table:formula="of:=[.C27]*(1+[.$D$6])" office:value-type="float" office:value="232.996809755913">
            <text:p>232.9968097559</text:p>
          </table:table-cell>
          <table:table-cell table:style-name="ce34" table:formula="of:=ROUND([.B28];0)" office:value-type="float" office:value="189">
            <text:p>189</text:p>
          </table:table-cell>
          <table:table-cell table:style-name="ce44" table:formula="of:=ROUND([.C28];0)" office:value-type="float" office:value="233">
            <text:p>233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8]*(1+[.$D$5])" office:value-type="float" office:value="197.99315994394">
            <text:p>197.9931599439</text:p>
          </table:table-cell>
          <table:table-cell table:style-name="ce3" table:formula="of:=[.C28]*(1+[.$D$6])" office:value-type="float" office:value="258.626458829064">
            <text:p>258.6264588291</text:p>
          </table:table-cell>
          <table:table-cell table:style-name="ce34" table:formula="of:=ROUND([.B29];0)" office:value-type="float" office:value="198">
            <text:p>198</text:p>
          </table:table-cell>
          <table:table-cell table:style-name="ce44" table:formula="of:=ROUND([.C29];0)" office:value-type="float" office:value="259">
            <text:p>259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29]*(1+[.$D$5])" office:value-type="float" office:value="207.892817941137">
            <text:p>207.8928179411</text:p>
          </table:table-cell>
          <table:table-cell table:style-name="ce3" table:formula="of:=[.C29]*(1+[.$D$6])" office:value-type="float" office:value="287.075369300261">
            <text:p>287.0753693003</text:p>
          </table:table-cell>
          <table:table-cell table:style-name="ce34" table:formula="of:=ROUND([.B30];0)" office:value-type="float" office:value="208">
            <text:p>208</text:p>
          </table:table-cell>
          <table:table-cell table:style-name="ce44" table:formula="of:=ROUND([.C30];0)" office:value-type="float" office:value="287">
            <text:p>287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7"/>
          <table:table-cell table:style-name="ce3" table:formula="of:=[.B30]*(1+[.$D$5])" office:value-type="float" office:value="218.287458838194">
            <text:p>218.2874588382</text:p>
          </table:table-cell>
          <table:table-cell table:style-name="ce3" table:formula="of:=[.C30]*(1+[.$D$6])" office:value-type="float" office:value="318.65365992329">
            <text:p>318.6536599233</text:p>
          </table:table-cell>
          <table:table-cell table:style-name="ce34" table:formula="of:=ROUND([.B31];0)" office:value-type="float" office:value="218">
            <text:p>218</text:p>
          </table:table-cell>
          <table:table-cell table:style-name="ce44" table:formula="of:=ROUND([.C31];0)" office:value-type="float" office:value="319">
            <text:p>319</text:p>
          </table:table-cell>
          <table:table-cell table:style-name="ce3" table:number-columns-repeated="4"/>
          <table:table-cell table:number-columns-repeated="1015"/>
        </table:table-row>
        <table:table-row table:style-name="ro2" table:number-rows-repeated="3">
          <table:table-cell table:style-name="ce7"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>
            <text:p>Level 0</text:p>
          </table:table-cell>
          <table:table-cell table:style-name="ce3"/>
          <table:table-cell table:style-name="ce3" office:value-type="string">
            <text:p>Level 1</text:p>
          </table:table-cell>
          <table:table-cell table:style-name="ce3"/>
          <table:table-cell table:style-name="ce3" office:value-type="string">
            <text:p>Level 2</text:p>
          </table:table-cell>
          <table:table-cell table:style-name="ce3"/>
          <table:table-cell table:style-name="ce3" office:value-type="string">
            <text:p>Level 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8" office:value-type="string">
            <text:p>Golem (ALL)</text:p>
          </table:table-cell>
          <table:table-cell/>
          <table:table-cell table:style-name="ce21"/>
          <table:table-cell table:style-name="ce35" office:value-type="string">
            <text:p>Lesser Golem 86 (-15%)</text:p>
            <text:p>44H</text:p>
          </table:table-cell>
          <table:table-cell table:style-name="ce23"/>
          <table:table-cell table:style-name="ce41" office:value-type="string">
            <text:p>Golem 116 (-15%)</text:p>
            <text:p>82H</text:p>
          </table:table-cell>
          <table:table-cell/>
          <table:table-cell table:style-name="ce41" office:value-type="string">
            <text:p>Greater Golem 155 (-15%)</text:p>
            <text:p>153H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9" office:value-type="string">
            <text:p>Assault (1)</text:p>
          </table:table-cell>
          <table:table-cell table:style-name="ce21" table:number-columns-repeated="3"/>
          <table:table-cell table:style-name="ce38" office:value-type="string">
            <text:p>Axeman 100</text:p>
            <text:p>15% Vs Company</text:p>
            <text:p>60H</text:p>
          </table:table-cell>
          <table:table-cell table:style-name="ce21"/>
          <table:table-cell table:style-name="ce38" office:value-type="string">
            <text:p>Swordsman 134</text:p>
            <text:p>15% Vs Company</text:p>
            <text:p>112H</text:p>
          </table:table-cell>
          <table:table-cell table:style-name="ce21"/>
          <table:table-cell table:style-name="ce38" office:value-type="string">
            <text:p>Men at Arms 180</text:p>
            <text:p>15% Vs Company</text:p>
            <text:p>210H</text:p>
          </table:table-cell>
          <table:table-cell table:style-name="ce21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10" office:value-type="string">
            <text:p>Ranged (2)</text:p>
          </table:table-cell>
          <table:table-cell table:style-name="ce22" table:number-columns-repeated="3"/>
          <table:table-cell table:style-name="ce35" office:value-type="string">
            <text:p>Archer 100</text:p>
            <text:p>15% Vs Assault</text:p>
            <text:p>60H</text:p>
          </table:table-cell>
          <table:table-cell table:style-name="ce22"/>
          <table:table-cell table:style-name="ce35" office:value-type="string">
            <text:p>Longbowman 134</text:p>
            <text:p>15% Vs Assault</text:p>
            <text:p>112H</text:p>
          </table:table-cell>
          <table:table-cell table:style-name="ce22"/>
          <table:table-cell table:style-name="ce35" office:value-type="string">
            <text:p>Arquebus 180</text:p>
            <text:p>15% Vs Assault</text:p>
            <text:p>210H</text:p>
          </table:table-cell>
          <table:table-cell table:style-name="ce22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11" office:value-type="string">
            <text:p>Company (3)</text:p>
          </table:table-cell>
          <table:table-cell table:style-name="ce23" table:number-columns-repeated="3"/>
          <table:table-cell table:style-name="ce36" office:value-type="string">
            <text:p>Militia 100</text:p>
            <text:p>15% Vs Ranged</text:p>
            <text:p>60H</text:p>
          </table:table-cell>
          <table:table-cell table:style-name="ce23"/>
          <table:table-cell table:style-name="ce36" office:value-type="string">
            <text:p>Spearman 134</text:p>
            <text:p>15% Vs Ranged</text:p>
            <text:p>112H</text:p>
          </table:table-cell>
          <table:table-cell table:style-name="ce23"/>
          <table:table-cell table:style-name="ce36" office:value-type="string">
            <text:p>Pikeman 180</text:p>
            <text:p>15% Vs Ranged</text:p>
            <text:p>210H</text:p>
          </table:table-cell>
          <table:table-cell table:style-name="ce23" table:number-columns-repeated="1015"/>
        </table:table-row>
        <table:table-row table:style-name="ro2">
          <table:table-cell table:style-name="ce12"/>
          <table:table-cell table:style-name="ce24" table:number-columns-repeated="1023"/>
        </table:table-row>
        <table:table-row table:style-name="ro15">
          <table:table-cell table:style-name="ce11" office:value-type="string">
            <text:p>Melee</text:p>
          </table:table-cell>
          <table:table-cell table:style-name="ce24"/>
          <table:table-cell table:style-name="ce30" office:value-type="string">
            <text:p>Warrior 75</text:p>
            <text:p>32H</text:p>
          </table:table-cell>
          <table:table-cell table:style-name="ce36" office:value-type="string">
            <text:p>Bandit 91</text:p>
            <text:p>Pillage x2</text:p>
            <text:p>15% Forest/Jungle Strength</text:p>
            <text:p>54H</text:p>
          </table:table-cell>
          <table:table-cell table:style-name="ce23"/>
          <table:table-cell table:style-name="ce36" office:value-type="string">
            <text:p>Highlander 122 (-10%)</text:p>
            <text:p>Move Impassable Terrain</text:p>
            <text:p>10% Peak/Hill Strength</text:p>
            <text:p>105H</text:p>
          </table:table-cell>
          <table:table-cell table:style-name="ce23"/>
          <table:table-cell table:style-name="ce47" office:value-type="string">
            <text:p>Beserker 163 - Limit 5</text:p>
            <text:p>Spell: +25% Strength</text:p>
            <text:p>2 Turns, 7 Turn Cooldown</text:p>
            <text:p>233H</text:p>
          </table:table-cell>
          <table:table-cell table:style-name="ce23" table:number-columns-repeated="1016"/>
        </table:table-row>
        <table:table-row table:style-name="ro4">
          <table:table-cell table:style-name="ce12"/>
          <table:table-cell table:style-name="ce24"/>
          <table:table-cell table:style-name="ce31"/>
          <table:table-cell table:style-name="ce24" table:number-columns-repeated="2"/>
          <table:table-cell table:style-name="ce38" office:value-type="string">
            <text:p>Flagbearer 122 (-10%)</text:p>
            <text:p>Ability: +5% Strength to Stack</text:p>
            <text:p>120H</text:p>
          </table:table-cell>
          <table:table-cell table:style-name="ce24"/>
          <table:table-cell table:style-name="ce47"/>
          <table:table-cell table:style-name="ce24"/>
          <table:table-cell table:style-name="ce23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7">
          <table:table-cell table:style-name="ce13" office:value-type="string">
            <text:p>Mounted (4)</text:p>
          </table:table-cell>
          <table:table-cell table:style-name="ce25" table:number-columns-repeated="2"/>
          <table:table-cell table:style-name="ce37" office:value-type="string">
            <text:p>Horseman 95 (-5%)</text:p>
            <text:p>2 Moves</text:p>
            <text:p>10% Withdraw</text:p>
            <text:p>No Def Bonus</text:p>
            <text:p>60H</text:p>
          </table:table-cell>
          <table:table-cell table:style-name="ce25"/>
          <table:table-cell table:style-name="ce37" office:value-type="string">
            <text:p>Knight 128 (-5%)</text:p>
            <text:p>2 Moves</text:p>
            <text:p>10% Withdraw</text:p>
            <text:p>No Def Bonus</text:p>
            <text:p>112H</text:p>
          </table:table-cell>
          <table:table-cell table:style-name="ce25"/>
          <table:table-cell table:style-name="ce37" office:value-type="string">
            <text:p>Lancer 171 (-5%)</text:p>
            <text:p>2 Moves</text:p>
            <text:p>Blitz</text:p>
            <text:p>10% Withdraw</text:p>
            <text:p>No Def Bonus</text:p>
            <text:p>210H</text:p>
          </table:table-cell>
          <table:table-cell table:style-name="ce25" table:number-columns-repeated="1016"/>
        </table:table-row>
        <table:table-row table:style-name="ro2" table:number-rows-repeated="2">
          <table:table-cell table:style-name="ce13"/>
          <table:table-cell table:style-name="ce25" table:number-columns-repeated="2"/>
          <table:table-cell table:style-name="ce37"/>
          <table:table-cell table:style-name="ce25"/>
          <table:table-cell table:style-name="ce37"/>
          <table:table-cell table:style-name="ce25"/>
          <table:table-cell table:style-name="ce37" table:number-columns-repeated="2"/>
          <table:table-cell table:style-name="ce25" table:number-columns-repeated="1015"/>
        </table:table-row>
        <table:table-row table:style-name="ro10">
          <table:table-cell table:style-name="ce13"/>
          <table:table-cell table:style-name="ce25" table:number-columns-repeated="2"/>
          <table:table-cell table:style-name="ce37"/>
          <table:table-cell table:style-name="ce25"/>
          <table:table-cell table:style-name="ce37"/>
          <table:table-cell table:style-name="ce25"/>
          <table:table-cell table:style-name="ce50" office:value-type="string">
            <text:p>Light Cavalry 148</text:p>
            <text:p>2 Moves</text:p>
            <text:p>10% Withdraw</text:p>
            <text:p>No Def Bonus</text:p>
            <text:p>153H</text:p>
          </table:table-cell>
          <table:table-cell table:style-name="ce37"/>
          <table:table-cell table:style-name="ce25" table:number-columns-repeated="1015"/>
        </table:table-row>
        <table:table-row table:style-name="ro2" table:number-rows-repeated="5">
          <table:table-cell table:style-name="ce13"/>
          <table:table-cell table:style-name="ce25" table:number-columns-repeated="2"/>
          <table:table-cell table:style-name="ce37"/>
          <table:table-cell table:style-name="ce25"/>
          <table:table-cell table:style-name="ce37"/>
          <table:table-cell table:style-name="ce25"/>
          <table:table-cell table:style-name="ce37" table:number-columns-repeated="2"/>
          <table:table-cell table:style-name="ce25" table:number-columns-repeated="1015"/>
        </table:table-row>
        <table:table-row table:style-name="ro2">
          <table:table-cell table:style-name="ce13"/>
          <table:table-cell table:style-name="ce25" table:number-columns-repeated="1023"/>
        </table:table-row>
        <table:table-row table:style-name="ro10">
          <table:table-cell table:style-name="ce14" office:value-type="string">
            <text:p>Elephant (4)</text:p>
          </table:table-cell>
          <table:table-cell table:style-name="ce25" table:number-columns-repeated="3"/>
          <table:table-cell table:style-name="ce45" office:value-type="string">
            <text:p>Elephant 122 – Limit 3</text:p>
            <text:p>2 Moves</text:p>
            <text:p>Uses 2 Stack Capacity</text:p>
            <text:p>No Def Bonus</text:p>
            <text:p>86H</text:p>
          </table:table-cell>
          <table:table-cell table:style-name="ce25"/>
          <table:table-cell table:style-name="ce37" office:value-type="string">
            <text:p>War Elephant 163 – Limit 3</text:p>
            <text:p>2 Moves</text:p>
            <text:p>Uses 2 Stack Capacity</text:p>
            <text:p>No Def Bonus</text:p>
            <text:p>161H</text:p>
          </table:table-cell>
          <table:table-cell table:style-name="ce25" table:number-columns-repeated="1017"/>
        </table:table-row>
        <table:table-row table:style-name="ro2">
          <table:table-cell table:style-name="ce3"/>
          <table:table-cell table:number-columns-repeated="1023"/>
        </table:table-row>
        <table:table-row table:style-name="ro11">
          <table:table-cell table:style-name="ce15" office:value-type="string">
            <text:p>Recon (5)</text:p>
          </table:table-cell>
          <table:table-cell table:style-name="ce26" office:value-type="string">
            <text:p>Scout 46</text:p>
            <text:p>2 Moves</text:p>
            <text:p>Ignore Terrain Cost</text:p>
            <text:p>32H</text:p>
          </table:table-cell>
          <table:table-cell table:style-name="ce21"/>
          <table:table-cell table:style-name="ce38" office:value-type="string">
            <text:p>Hunter 91 (-10%)</text:p>
            <text:p>See Invis</text:p>
            <text:p>Carry Hawk</text:p>
            <text:p>57H</text:p>
          </table:table-cell>
          <table:table-cell table:style-name="ce21"/>
          <table:table-cell table:style-name="ce38" office:value-type="string">
            <text:p>Thief 78</text:p>
            <text:p>Hidden</text:p>
            <text:p>No Upkeep</text:p>
            <text:p>Spell: 1 Range, City x2 (5%) Improvement x1 (2%)</text:p>
            <text:p>Messaged</text:p>
            <text:p>No Happy</text:p>
            <text:p>No Defence</text:p>
            <text:p>No Pillage</text:p>
            <text:p>60H</text:p>
          </table:table-cell>
          <table:table-cell table:style-name="ce21" table:number-columns-repeated="2"/>
          <table:table-cell table:style-name="ce38"/>
          <table:table-cell table:style-name="ce21" table:number-columns-repeated="1015"/>
        </table:table-row>
        <table:table-row table:style-name="ro3">
          <table:table-cell table:style-name="ce15"/>
          <table:table-cell table:style-name="ce24" table:number-columns-repeated="2"/>
          <table:table-cell table:style-name="ce38" office:value-type="string">
            <text:p>Hawk</text:p>
            <text:p>3x3 area</text:p>
          </table:table-cell>
          <table:table-cell table:style-name="ce21" table:number-columns-repeated="3"/>
          <table:table-cell table:style-name="ce51"/>
          <table:table-cell table:style-name="ce21" table:number-columns-repeated="1016"/>
        </table:table-row>
        <table:table-row table:style-name="ro9">
          <table:table-cell table:style-name="ce15"/>
          <table:table-cell table:style-name="ce24" table:number-columns-repeated="2"/>
          <table:table-cell table:style-name="ce38" office:value-type="string">
            <text:p>50H</text:p>
          </table:table-cell>
          <table:table-cell table:style-name="ce21" table:number-columns-repeated="3"/>
          <table:table-cell table:style-name="ce51"/>
          <table:table-cell table:style-name="ce21" table:number-columns-repeated="1016"/>
        </table:table-row>
        <table:table-row table:style-name="ro2" table:number-rows-repeated="2">
          <table:table-cell table:style-name="ce15"/>
          <table:table-cell table:style-name="ce24" table:number-columns-repeated="2"/>
          <table:table-cell table:style-name="ce38"/>
          <table:table-cell table:style-name="ce21" table:number-columns-repeated="3"/>
          <table:table-cell table:style-name="ce51"/>
          <table:table-cell table:style-name="ce21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12">
          <table:table-cell table:style-name="ce16" office:value-type="string">
            <text:p>Ranger</text:p>
          </table:table-cell>
          <table:table-cell table:style-name="ce22" table:number-columns-repeated="2"/>
          <table:table-cell table:style-name="ce35" office:value-type="string">
            <text:p>Ranger 91</text:p>
            <text:p>Move Impassable Terrain</text:p>
            <text:p>52H</text:p>
          </table:table-cell>
          <table:table-cell table:style-name="ce22"/>
          <table:table-cell table:style-name="ce35" office:value-type="string">
            <text:p>Forester 122</text:p>
            <text:p>Double Move Forest/Jungle</text:p>
            <text:p>10% Forest/Jungle Strength</text:p>
            <text:p>105H</text:p>
          </table:table-cell>
          <table:table-cell table:style-name="ce22"/>
          <table:table-cell table:style-name="ce51" office:value-type="string">
            <text:p>Mountaineer: 163</text:p>
            <text:p>Move Impassable Terrain</text:p>
            <text:p>10% Peak Strength</text:p>
            <text:p>184H</text:p>
          </table:table-cell>
          <table:table-cell table:style-name="ce38"/>
          <table:table-cell table:style-name="ce22" table:number-columns-repeated="1015"/>
        </table:table-row>
        <table:table-row table:style-name="ro2">
          <table:table-cell table:style-name="ce16"/>
          <table:table-cell table:style-name="ce22" table:number-columns-repeated="2"/>
          <table:table-cell table:style-name="ce35"/>
          <table:table-cell table:style-name="ce22"/>
          <table:table-cell table:style-name="ce35"/>
          <table:table-cell table:style-name="ce22"/>
          <table:table-cell table:style-name="ce35"/>
          <table:table-cell table:style-name="ce38"/>
          <table:table-cell table:style-name="ce22" table:number-columns-repeated="1015"/>
        </table:table-row>
        <table:table-row table:style-name="ro2">
          <table:table-cell table:style-name="ce16"/>
          <table:table-cell table:style-name="ce22" table:number-columns-repeated="2"/>
          <table:table-cell table:style-name="ce35"/>
          <table:table-cell table:style-name="ce22"/>
          <table:table-cell table:style-name="ce35"/>
          <table:table-cell table:style-name="ce22" table:number-columns-repeated="2"/>
          <table:table-cell table:style-name="ce38"/>
          <table:table-cell table:style-name="ce22" table:number-columns-repeated="1015"/>
        </table:table-row>
        <table:table-row table:style-name="ro2" table:number-rows-repeated="2">
          <table:table-cell table:style-name="ce16"/>
          <table:table-cell table:style-name="ce22" table:number-columns-repeated="2"/>
          <table:table-cell table:style-name="ce35"/>
          <table:table-cell table:style-name="ce22"/>
          <table:table-cell table:style-name="ce35"/>
          <table:table-cell table:style-name="ce22"/>
          <table:table-cell table:style-name="ce35"/>
          <table:table-cell table:style-name="ce38"/>
          <table:table-cell table:style-name="ce22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13">
          <table:table-cell table:style-name="ce17" office:value-type="string">
            <text:p>Arcane (6)</text:p>
          </table:table-cell>
          <table:table-cell table:style-name="ce27" table:number-columns-repeated="2"/>
          <table:table-cell table:style-name="ce39" office:value-type="string">
            <text:p>Adept 76</text:p>
            <text:p>75H</text:p>
          </table:table-cell>
          <table:table-cell table:style-name="ce27"/>
          <table:table-cell table:style-name="ce27" office:value-type="string">
            <text:p>Mage 91</text:p>
            <text:p>140</text:p>
          </table:table-cell>
          <table:table-cell table:style-name="ce27"/>
          <table:table-cell table:style-name="ce27" office:value-type="string">
            <text:p>Archmage 122</text:p>
            <text:p>263</text:p>
          </table:table-cell>
          <table:table-cell table:style-name="ce35" office:value-type="string">
            <text:p>Firebow 163 - Limit 5</text:p>
            <text:p>Can cast fireball</text:p>
            <text:p>195H</text:p>
          </table:table-cell>
          <table:table-cell table:style-name="ce27" table:number-columns-repeated="1015"/>
        </table:table-row>
        <table:table-row table:style-name="ro2">
          <table:table-cell table:style-name="ce17"/>
          <table:table-cell table:style-name="ce27" table:number-columns-repeated="1023"/>
        </table:table-row>
        <table:table-row table:style-name="ro14">
          <table:table-cell table:style-name="ce17"/>
          <table:table-cell table:style-name="ce27" table:number-columns-repeated="2"/>
          <table:table-cell table:style-name="ce39" office:value-type="string">
            <text:p>Myconid 46</text:p>
            <text:p>Cast Bloom (4 turns)</text:p>
            <text:p>Double Move Forest/Jungle</text:p>
            <text:p>No Happy</text:p>
            <text:p>No Pillage</text:p>
            <text:p>45H</text:p>
            <text:p/>
          </table:table-cell>
          <table:table-cell table:style-name="ce27"/>
          <table:table-cell table:style-name="ce46" office:value-type="string">
            <text:p>Monk 91</text:p>
            <text:p>Heal 2 Heal (lvl2) – selected unit <text:s/>in tile</text:p>
            <text:p>100H</text:p>
            <text:p/>
          </table:table-cell>
          <table:table-cell table:style-name="ce27" table:number-columns-repeated="1018"/>
        </table:table-row>
        <table:table-row table:style-name="ro16">
          <table:table-cell table:style-name="ce17"/>
          <table:table-cell table:style-name="ce27" table:number-columns-repeated="2"/>
          <table:table-cell table:style-name="ce40" office:value-type="string">
            <text:p><text:span text:style-name="T4">Dwarf 46</text:span></text:p>
            <text:p><text:span text:style-name="T4">Can Uplift (4 turns)</text:span></text:p>
            <text:p><text:span text:style-name="T4">Double Hill Move</text:span></text:p>
            <text:p><text:span text:style-name="T4">No Happy</text:span></text:p>
            <text:p><text:span text:style-name="T4">No Pillage</text:span></text:p>
            <text:p><text:span text:style-name="T4">45H</text:span></text:p>
          </table:table-cell>
          <table:table-cell table:style-name="ce27"/>
          <table:table-cell table:style-name="ce46" office:value-type="string">
            <text:p>Elf 46</text:p>
            <text:p>Can Vitalize (3 turns)</text:p>
            <text:p>2 moves</text:p>
            <text:p>No Happy</text:p>
            <text:p>No Pillage</text:p>
            <text:p>45H</text:p>
            <text:p/>
            <text:p/>
            <text:p/>
          </table:table-cell>
          <table:table-cell table:style-name="ce27" table:number-columns-repeated="1018"/>
        </table:table-row>
        <table:table-row table:style-name="ro2">
          <table:table-cell table:style-name="ce17"/>
          <table:table-cell table:style-name="ce27" table:number-columns-repeated="2"/>
          <table:table-cell table:style-name="ce39"/>
          <table:table-cell table:style-name="ce27"/>
          <table:table-cell table:style-name="ce46"/>
          <table:table-cell table:style-name="ce27" table:number-columns-repeated="1018"/>
        </table:table-row>
        <table:table-row table:style-name="ro2">
          <table:table-cell table:style-name="ce17"/>
          <table:table-cell table:style-name="ce27" table:number-columns-repeated="2"/>
          <table:table-cell table:style-name="ce39"/>
          <table:table-cell table:style-name="ce27"/>
          <table:table-cell table:style-name="Default"/>
          <table:table-cell table:style-name="ce27" table:number-columns-repeated="1018"/>
        </table:table-row>
        <table:table-row table:style-name="ro2" table:number-rows-repeated="2">
          <table:table-cell table:style-name="ce17"/>
          <table:table-cell table:style-name="ce27" table:number-columns-repeated="2"/>
          <table:table-cell table:style-name="ce39"/>
          <table:table-cell table:style-name="ce27"/>
          <table:table-cell table:style-name="ce46"/>
          <table:table-cell table:style-name="ce27"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17">
          <table:table-cell table:style-name="ce18" office:value-type="string">
            <text:p>Beast (7)</text:p>
          </table:table-cell>
          <table:table-cell table:style-name="ce28" table:number-columns-repeated="2"/>
          <table:table-cell table:style-name="ce42" office:value-type="string">
            <text:p>Baby Spider 91</text:p>
            <text:p>Invisible</text:p>
            <text:p>No Def</text:p>
            <text:p>No Pillage</text:p>
            <text:p>No Happy</text:p>
            <text:p>53H</text:p>
          </table:table-cell>
          <table:table-cell table:style-name="ce28"/>
          <table:table-cell table:style-name="ce42" office:value-type="string">
            <text:p>Giant Spider 122</text:p>
            <text:p>Invisible</text:p>
            <text:p>Move Impassable Terrain</text:p>
            <text:p>No Def</text:p>
            <text:p>No Pillage</text:p>
            <text:p>No Happy</text:p>
            <text:p>105H</text:p>
          </table:table-cell>
          <table:table-cell table:style-name="ce28"/>
          <table:table-cell table:style-name="ce52" office:value-type="string">
            <text:p>Giant Scorpion 163</text:p>
            <text:p>+20% Desert Strength</text:p>
            <text:p>No Def</text:p>
            <text:p>No Pillage</text:p>
            <text:p>No Happy</text:p>
            <text:p>Can Scorch</text:p>
            <text:p>184H</text:p>
          </table:table-cell>
          <table:table-cell table:style-name="ce52"/>
          <table:table-cell table:style-name="ce28" table:number-columns-repeated="1015"/>
        </table:table-row>
        <table:table-row table:style-name="ro2">
          <table:table-cell table:style-name="ce19"/>
          <table:table-cell table:style-name="ce24" table:number-columns-repeated="1023"/>
        </table:table-row>
        <table:table-row table:style-name="ro12">
          <table:table-cell table:style-name="ce18"/>
          <table:table-cell table:style-name="ce28" table:number-columns-repeated="2"/>
          <table:table-cell table:style-name="ce42" office:value-type="string">
            <text:p>Drown 95</text:p>
            <text:p>Water Walking</text:p>
            <text:p>No Happy</text:p>
            <text:p>58H</text:p>
          </table:table-cell>
          <table:table-cell table:style-name="ce28"/>
          <table:table-cell table:style-name="ce42" office:value-type="string">
            <text:p>Stygian Drown 128</text:p>
            <text:p>Water Walking</text:p>
            <text:p>No Happy</text:p>
            <text:p>108H</text:p>
          </table:table-cell>
          <table:table-cell table:style-name="ce28"/>
          <table:table-cell table:style-name="ce42" office:value-type="string">
            <text:p>Drown Hunting Pack 171</text:p>
            <text:p>Water Walking</text:p>
            <text:p>No Happy</text:p>
            <text:p>203H</text:p>
          </table:table-cell>
          <table:table-cell table:style-name="ce28" table:number-columns-repeated="1016"/>
        </table:table-row>
        <table:table-row table:style-name="ro2" table:number-rows-repeated="2">
          <table:table-cell table:style-name="ce18"/>
          <table:table-cell table:style-name="ce28" table:number-columns-repeated="2"/>
          <table:table-cell table:style-name="ce42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17">
          <table:table-cell table:style-name="ce18" office:value-type="string">
            <text:p>Flying (7)</text:p>
          </table:table-cell>
          <table:table-cell table:style-name="ce28" table:number-columns-repeated="4"/>
          <table:table-cell table:style-name="ce42" office:value-type="string">
            <text:p>Griffon 122</text:p>
            <text:p>3 Moves Total</text:p>
            <text:p>10% Withdraw</text:p>
            <text:p>No Def</text:p>
            <text:p>No Pillage</text:p>
            <text:p>No Happy</text:p>
            <text:p>130H</text:p>
          </table:table-cell>
          <table:table-cell table:style-name="ce28"/>
          <table:table-cell table:style-name="ce52" office:value-type="string">
            <text:p>Manticore 163</text:p>
            <text:p>3 Moves Total</text:p>
            <text:p>10% Withdraw</text:p>
            <text:p>No Def</text:p>
            <text:p>No Pillage</text:p>
            <text:p>No Happy</text:p>
            <text:p>244H</text:p>
          </table:table-cell>
          <table:table-cell table:style-name="ce28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18">
          <table:table-cell table:style-name="ce20" office:value-type="string">
            <text:p>Siege</text:p>
          </table:table-cell>
          <table:table-cell table:style-name="ce29" table:number-columns-repeated="2"/>
          <table:table-cell table:style-name="ce43" office:value-type="string">
            <text:p>Battering Ram 10</text:p>
            <text:p>Bombard 10%</text:p>
            <text:p>No Attack</text:p>
            <text:p>No Upkeep</text:p>
            <text:p>Not Alive</text:p>
            <text:p>20H</text:p>
          </table:table-cell>
          <table:table-cell table:style-name="ce29"/>
          <table:table-cell table:style-name="ce43" office:value-type="string">
            <text:p>Catapult 30</text:p>
            <text:p>Collateral max 30</text:p>
            <text:p>Maximum 40% damage</text:p>
            <text:p>Units max 3</text:p>
            <text:p>Withdraw 20%</text:p>
            <text:p>Bombard 15%</text:p>
            <text:p>Not Alive</text:p>
            <text:p>74H</text:p>
          </table:table-cell>
          <table:table-cell table:style-name="ce29"/>
          <table:table-cell table:style-name="ce53"/>
          <table:table-cell table:style-name="ce29" table:number-columns-repeated="1016"/>
        </table:table-row>
        <table:table-row table:style-name="ro2">
          <table:table-cell table:style-name="ce20"/>
          <table:table-cell table:style-name="ce29" table:number-columns-repeated="1023"/>
        </table:table-row>
        <table:table-row table:style-name="ro18">
          <table:table-cell table:style-name="ce20" office:value-type="string">
            <text:p>Navy</text:p>
          </table:table-cell>
          <table:table-cell table:style-name="ce29" table:number-columns-repeated="2"/>
          <table:table-cell table:style-name="ce43" office:value-type="string">
            <text:p>Galley 91</text:p>
            <text:p>Capacity: 2</text:p>
            <text:p>Ocean Def Bonus?</text:p>
            <text:p>No Ocean</text:p>
            <text:p>No Happy</text:p>
            <text:p>52H</text:p>
          </table:table-cell>
          <table:table-cell table:style-name="ce29"/>
          <table:table-cell table:style-name="ce43" office:value-type="string">
            <text:p>Caravel 122</text:p>
            <text:p>Capacity: 3</text:p>
            <text:p>Sentry 1</text:p>
            <text:p>Ocean Def Bonus?</text:p>
            <text:p>No Happy</text:p>
            <text:p>105H</text:p>
          </table:table-cell>
          <table:table-cell table:style-name="ce29"/>
          <table:table-cell table:style-name="ce43" office:value-type="string">
            <text:p>Privateer 163</text:p>
            <text:p>Plunder</text:p>
            <text:p>Sentry 1</text:p>
            <text:p>Ocean Def Bonus?</text:p>
            <text:p>Bombard 10%</text:p>
            <text:p>No Happy</text:p>
            <text:p>184H</text:p>
            <text:p/>
          </table:table-cell>
          <table:table-cell table:style-name="ce29" table:number-columns-repeated="1016"/>
        </table:table-row>
        <table:table-row table:style-name="ro19">
          <table:table-cell table:style-name="ce20"/>
          <table:table-cell table:style-name="ce29" table:number-columns-repeated="3"/>
          <table:table-cell table:style-name="ce43" office:value-type="string">
            <text:p>Trireme 100</text:p>
            <text:p>Ocean Def Bonus?</text:p>
            <text:p>No Ocean</text:p>
            <text:p>No Happy</text:p>
            <text:p>60H</text:p>
            <text:p/>
          </table:table-cell>
          <table:table-cell table:style-name="ce29"/>
          <table:table-cell table:style-name="ce43" office:value-type="string">
            <text:p>Galleon 134</text:p>
            <text:p>Ocean Def Bonus?</text:p>
            <text:p>Bombard 10%</text:p>
            <text:p>No Happy</text:p>
            <text:p>112H</text:p>
          </table:table-cell>
          <table:table-cell table:style-name="ce29"/>
          <table:table-cell table:style-name="ce43" office:value-type="string">
            <text:p>Frigate 180</text:p>
            <text:p>Ocean Def Bonus?</text:p>
            <text:p>Bombard 15%</text:p>
            <text:p>No Happy</text:p>
            <text:p>210H</text:p>
          </table:table-cell>
          <table:table-cell table:style-name="ce29" table:number-columns-repeated="1015"/>
        </table:table-row>
        <table:table-row table:style-name="ro2">
          <table:table-cell table:style-name="ce20"/>
          <table:table-cell table:style-name="ce29" table:number-columns-repeated="1023"/>
        </table:table-row>
        <table:table-row table:style-name="ro2">
          <table:table-cell table:style-name="ce3" office:value-type="string">
            <text:p>Forest/Hill/Peak Bonus +10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River Penalty -20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Fortification Bonus +2% x5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urround Bonus +3/6/10/15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esert -10%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grades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1018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style-name="ce48" office:value-type="string">
            <text:p>Animals</text:p>
          </table:table-cell>
          <table:table-cell table:style-name="ce48" office:value-type="string">
            <text:p>Boots</text:p>
          </table:table-cell>
          <table:table-cell table:style-name="ce48" office:value-type="string">
            <text:p>Weapons/Armour</text:p>
          </table:table-cell>
          <table:table-cell table:style-name="ce48" office:value-type="string">
            <text:p>Skills</text:p>
          </table:table-cell>
          <table:table-cell table:style-name="ce48" office:value-type="string">
            <text:p>Beast</text:p>
          </table:table-cell>
          <table:table-cell table:style-name="ce48"/>
          <table:table-cell table:number-columns-repeated="1018"/>
        </table:table-row>
        <table:table-row table:style-name="ro2">
          <table:table-cell table:style-name="ce48" office:value-type="string">
            <text:p>Animal Only</text:p>
          </table:table-cell>
          <table:table-cell table:number-columns-repeated="3" table:style-name="ce48" office:value-type="string">
            <text:p>Humans only</text:p>
          </table:table-cell>
          <table:table-cell table:style-name="ce48" office:value-type="string">
            <text:p>Beast Only</text:p>
          </table:table-cell>
          <table:table-cell table:style-name="ce48"/>
          <table:table-cell table:number-columns-repeated="1018"/>
        </table:table-row>
        <table:table-row table:style-name="ro2">
          <table:table-cell table:style-name="ce48"/>
          <table:table-cell table:style-name="ce48" office:value-type="string">
            <text:p>Non Mounted</text:p>
          </table:table-cell>
          <table:table-cell table:style-name="ce48" table:number-columns-repeated="4"/>
          <table:table-cell table:number-columns-repeated="1018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3"/>
          <table:table-cell table:number-columns-repeated="1018"/>
        </table:table-row>
        <table:table-row table:style-name="ro4">
          <table:table-cell table:style-name="ce41" office:value-type="string">
            <text:p>Horses</text:p>
            <text:p>Requires: Horses + Mounted 1</text:p>
            <text:p>Strength +5%</text:p>
          </table:table-cell>
          <table:table-cell table:style-name="ce41" office:value-type="string">
            <text:p>March</text:p>
            <text:p>No reqs</text:p>
          </table:table-cell>
          <table:table-cell table:style-name="ce41" office:value-type="string">
            <text:p>Strength +5%</text:p>
          </table:table-cell>
          <table:table-cell table:style-name="ce41" office:value-type="string">
            <text:p>City Raider +15%</text:p>
            <text:p>Feudal</text:p>
          </table:table-cell>
          <table:table-cell table:style-name="ce41" office:value-type="string">
            <text:p>Strength +5%</text:p>
            <text:p>Cannibalism +10%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5">
          <table:table-cell table:style-name="ce41" office:value-type="string">
            <text:p>War Horses</text:p>
            <text:p>Requires: Horses + Mounted 2</text:p>
            <text:p>Strength +10%, +10% Withdraw</text:p>
          </table:table-cell>
          <table:table-cell table:style-name="ce41" office:value-type="string">
            <text:p>Double Hills</text:p>
            <text:p>Requires: Feudal</text:p>
          </table:table-cell>
          <table:table-cell table:style-name="ce41" office:value-type="string">
            <text:p>Strength +10%</text:p>
            <text:p>Feudal</text:p>
            <text:p>Copper</text:p>
          </table:table-cell>
          <table:table-cell table:style-name="ce41" office:value-type="string">
            <text:p>City Raider +30%</text:p>
            <text:p>Castle</text:p>
          </table:table-cell>
          <table:table-cell table:style-name="ce41" office:value-type="string">
            <text:p>Strength +10%</text:p>
            <text:p>Cannibalism +10%</text:p>
            <text:p>Feudal</text:p>
            <text:p>Cow/Corn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15">
          <table:table-cell table:style-name="ce41" office:value-type="string">
            <text:p>Elephants</text:p>
            <text:p>Requires: Elephants + Mounted 1</text:p>
            <text:p>Strength +5%</text:p>
          </table:table-cell>
          <table:table-cell table:style-name="ce41" office:value-type="string">
            <text:p>Double Forest/Jungle</text:p>
            <text:p>Requires: Feudal</text:p>
          </table:table-cell>
          <table:table-cell table:style-name="ce41" office:value-type="string">
            <text:p>Strength +15%</text:p>
            <text:p>Castle</text:p>
            <text:p>Iron</text:p>
          </table:table-cell>
          <table:table-cell table:style-name="ce41" office:value-type="string">
            <text:p>City Raider +45%</text:p>
            <text:p>Imperial</text:p>
          </table:table-cell>
          <table:table-cell table:style-name="ce41" office:value-type="string">
            <text:p>Strength +15%</text:p>
            <text:p>Cannibalism +10%</text:p>
            <text:p>Castle</text:p>
            <text:p>Pig/Wheat</text:p>
          </table:table-cell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7">
          <table:table-cell table:style-name="ce41" office:value-type="string">
            <text:p>War Elephants</text:p>
            <text:p>Requires: Elephants + Mounted 2</text:p>
            <text:p>Strength +10%</text:p>
          </table:table-cell>
          <table:table-cell table:style-name="ce41" office:value-type="string">
            <text:p>Mountain Walk</text:p>
            <text:p>Requires: Castle Age</text:p>
          </table:table-cell>
          <table:table-cell table:style-name="ce41" office:value-type="string">
            <text:p>Strength +25%</text:p>
            <text:p>Imperial</text:p>
            <text:p>Mithril</text:p>
          </table:table-cell>
          <table:table-cell table:style-name="ce41" office:value-type="string">
            <text:p>City Garrison +10%</text:p>
            <text:p>Feudal</text:p>
          </table:table-cell>
          <table:table-cell table:style-name="ce41" office:value-type="string">
            <text:p>Strength +20%</text:p>
            <text:p>Cannibalism +10%</text:p>
            <text:p>Withdraw +10%</text:p>
            <text:p>March</text:p>
            <text:p>Imperial</text:p>
            <text:p>Sheep/Rice</text:p>
          </table:table-cell>
          <table:table-cell table:number-columns-repeated="1019"/>
        </table:table-row>
        <table:table-row table:style-name="ro2">
          <table:table-cell/>
          <table:table-cell table:style-name="ce2" table:number-columns-repeated="2"/>
          <table:table-cell table:style-name="ce3"/>
          <table:table-cell table:style-name="ce2"/>
          <table:table-cell table:number-columns-repeated="1019"/>
        </table:table-row>
        <table:table-row table:style-name="ro3">
          <table:table-cell table:style-name="ce2"/>
          <table:table-cell table:style-name="ce41" office:value-type="string">
            <text:p>Water Walk</text:p>
            <text:p>Requires: Castle Age</text:p>
          </table:table-cell>
          <table:table-cell table:style-name="ce41" office:value-type="string">
            <text:p>Vision +1</text:p>
            <text:p>Feudal</text:p>
          </table:table-cell>
          <table:table-cell table:style-name="ce41" office:value-type="string">
            <text:p>City Garrison +20%</text:p>
            <text:p>Castle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49" office:value-type="string">
            <text:p>Movement +1</text:p>
            <text:p>March</text:p>
            <text:p>Imperial</text:p>
          </table:table-cell>
          <table:table-cell table:style-name="ce41" office:value-type="string">
            <text:p>Vision +2</text:p>
            <text:p>Castle</text:p>
          </table:table-cell>
          <table:table-cell table:style-name="ce41" office:value-type="string">
            <text:p>City Garrison +30%</text:p>
            <text:p>Imperial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3">
          <table:table-cell/>
          <table:table-cell table:style-name="ce49" office:value-type="string">
            <text:p>Invisibility Boots</text:p>
            <text:p>Imperial</text:p>
          </table:table-cell>
          <table:table-cell table:style-name="ce41"/>
          <table:table-cell table:number-columns-repeated="1021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41"/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41"/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41"/>
          <table:table-cell table:number-columns-repeated="102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motions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number-columns-repeated="1020" table:default-cell-style-name="Excel_20_Built-in_20_Normal"/>
        <table:table-row table:style-name="ro2">
          <table:table-cell office:value-type="string">
            <text:p>Combat 1 - 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XP required</text:p>
          </table:table-cell>
          <table:table-cell office:value-type="string">
            <text:p>Accumulative % extra str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1</text:p>
            <text:p>+3% Strength</text:p>
          </table:table-cell>
          <table:table-cell/>
          <table:table-cell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2</text:p>
            <text:p>+3% Strength</text:p>
          </table:table-cell>
          <table:table-cell/>
          <table:table-cell office:value-type="float" office:value="4">
            <text:p>4</text:p>
          </table:table-cell>
          <table:table-cell table:formula="of:=[.D4]+3" office:value-type="float" office:value="6">
            <text:p>6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3</text:p>
            <text:p>+3% Strength</text:p>
          </table:table-cell>
          <table:table-cell/>
          <table:table-cell office:value-type="float" office:value="6">
            <text:p>6</text:p>
          </table:table-cell>
          <table:table-cell table:formula="of:=[.D5]+3" office:value-type="float" office:value="9">
            <text:p>9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4</text:p>
            <text:p>+3% Strength</text:p>
          </table:table-cell>
          <table:table-cell/>
          <table:table-cell office:value-type="float" office:value="8">
            <text:p>8</text:p>
          </table:table-cell>
          <table:table-cell table:formula="of:=[.D6]+3" office:value-type="float" office:value="12">
            <text:p>12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5</text:p>
            <text:p>+3% Strength</text:p>
          </table:table-cell>
          <table:table-cell/>
          <table:table-cell office:value-type="float" office:value="10">
            <text:p>10</text:p>
          </table:table-cell>
          <table:table-cell table:formula="of:=[.D7]+3" office:value-type="float" office:value="15">
            <text:p>15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6</text:p>
            <text:p>+3% Strength</text:p>
          </table:table-cell>
          <table:table-cell/>
          <table:table-cell office:value-type="float" office:value="12">
            <text:p>12</text:p>
          </table:table-cell>
          <table:table-cell table:formula="of:=[.D8]+3" office:value-type="float" office:value="18">
            <text:p>18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4" table:print="false"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1" table:number-columns-repeated="1020" table:default-cell-style-name="Excel_20_Built-in_20_Normal"/>
        <table:table-row table:style-name="ro2">
          <table:table-cell/>
          <table:table-cell table:style-name="ce48" office:value-type="string">
            <text:p>Strength</text:p>
          </table:table-cell>
          <table:table-cell table:style-name="ce48" office:value-type="string">
            <text:p>Hammers</text:p>
          </table:table-cell>
          <table:table-cell table:style-name="ce48" office:value-type="string">
            <text:p>Str/Hammers</text:p>
          </table:table-cell>
          <table:table-cell table:number-columns-repeated="1020"/>
        </table:table-row>
        <table:table-row table:style-name="ro2">
          <table:table-cell office:value-type="string">
            <text:p>Warrior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[.B2]/[.C2]" office:value-type="float" office:value="1.4">
            <text:p>1.4</text:p>
          </table:table-cell>
          <table:table-cell table:number-columns-repeated="1020"/>
        </table:table-row>
        <table:table-row table:style-name="ro2">
          <table:table-cell office:value-type="string">
            <text:p>Militia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B3]/[.C3]" office:value-type="float" office:value="0.942857142857143">
            <text:p>0.9428571429</text:p>
          </table:table-cell>
          <table:table-cell table:number-columns-repeated="1020"/>
        </table:table-row>
        <table:table-row table:style-name="ro2">
          <table:table-cell office:value-type="string">
            <text:p>Axeman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[.B4]/[.C4]" office:value-type="float" office:value="0.666666666666667">
            <text:p>0.6666666667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percentage-style style:name="N107">
      <number:number number:decimal-places="1" number:min-integer-digits="1"/>
      <number:text>%</number:text>
    </number:percentage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NZ">
      <number:number number:decimal-places="0" number:min-integer-digits="1" number:grouping="true"/>
      <number:text> </number:text>
    </number:number-style>
    <number:number-style style:name="N8122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NZ">
      <number:text> - </number:text>
    </number:number-style>
    <number:text-style style:name="N8122" number:language="en" number:country="NZ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NZ">
      <number:currency-symbol/>
      <number:text>- </number:text>
    </number:currency-style>
    <number:text-style style:name="N8126" number:language="en" number:country="NZ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NZ">
      <number:number number:decimal-places="2" number:min-integer-digits="1" number:grouping="true"/>
      <number:text> </number:text>
    </number:number-style>
    <number:number-style style:name="N8130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30" number:language="en" number:country="NZ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NZ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NZ">
      <number:minutes number:style="long"/>
      <number:text>:</number:text>
      <number:seconds number:style="long"/>
    </number:time-style>
    <number:time-style style:name="N8136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NZ">
      <number:minutes number:style="long"/>
      <number:text>:</number:text>
      <number:seconds number:style="long" number:decimal-places="1"/>
    </number:time-style>
    <number:number-style style:name="N8138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26/04/2015</text:date>, <text:time>08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Units" style:display-name="PageStyle_New Un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pgrades" style:display-name="PageStyle_Upgra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motions" style:display-name="PageStyle_Promo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6T08:29:14.47</dc:date>
    <dc:creator>Bastiaan </dc:creator>
    <meta:generator>OpenOffice/4.0.0$Win32 OpenOffice.org_project/400m3$Build-9702</meta:generator>
    <meta:editing-duration>PT13M15S</meta:editing-duration>
    <meta:editing-cycles>5</meta:editing-cycles>
    <meta:document-statistic meta:table-count="4" meta:cell-count="263" meta:object-count="0"/>
  </office:meta>
</office:document-meta>
</file>